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1b845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11b845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1b845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1b845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1b845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1b845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1b845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1b84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1b845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1b845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6:51Z5"/>SURAT KEPUTUSAN</text:p>
      <text:p text:style-name="P9">No. / 422 / 454 /Adm.Sek</text:p>
      <text:p text:style-name="P10"/>
      <text:p text:style-name="P11">Berdasarkan :</text:p>
      <text:list xml:id="list10148167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PRI KAUZAR MAULANA</text:span></text:p>
      <text:p text:style-name="P13"><text:span text:style-name="T2"><text:tab/><text:tab/>Tempat, Tanggal Lahir<text:tab/>: 13-04-2001, 04/13/01</text:span></text:p>
      <text:p text:style-name="P13"><text:span text:style-name="T2"><text:tab/><text:tab/>NISN<text:tab/><text:tab/><text:tab/><text:tab/>: 0011276321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6:51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6:51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6:51Z5"/><text:bookmark-end text:name="_Hlk481362583MailMergeMark2020-05-06T04:16:51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6:36.180024081</meta:creation-date>
    <dc:date>2020-05-06T04:17:16.896918775</dc:date>
    <meta:print-date>2020-05-04T04:53:00</meta:print-date>
    <meta:editing-cycles>16</meta:editing-cycles>
    <meta:editing-duration>PT57M40S</meta:editing-duration>
    <meta:document-statistic meta:table-count="0" meta:image-count="28" meta:object-count="0" meta:page-count="1" meta:paragraph-count="192" meta:word-count="1258" meta:character-count="8857" meta:non-whitespace-character-count="77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